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38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3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38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0.95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71:10 h</text:p>
          </table:table-cell>
          <table:table-cell office:value-type="string" table:style-name="ce7">
            <text:p>87:35 h</text:p>
          </table:table-cell>
          <table:table-cell office:value-type="string" table:style-name="ce8">
            <text:p>-16.8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58:15 h</text:p>
          </table:table-cell>
          <table:table-cell office:value-type="string" table:style-name="ce7">
            <text:p>80:05 h</text:p>
          </table:table-cell>
          <table:table-cell office:value-type="string" table:style-name="ce8">
            <text:p>-17.79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75:45 h</text:p>
          </table:table-cell>
          <table:table-cell office:value-type="string" table:style-name="ce7">
            <text:p>103:30 h</text:p>
          </table:table-cell>
          <table:table-cell office:value-type="string" table:style-name="ce8">
            <text:p>-21.69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26">
            <text:p>80:10 h</text:p>
          </table:table-cell>
          <table:table-cell office:value-type="string" table:style-name="ce7">
            <text:p>90:30 h</text:p>
          </table:table-cell>
          <table:table-cell office:value-type="string" table:style-name="ce27">
            <text:p>-21.07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11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11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2">
            <text:p>19/04/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2">
            <text:p>21/04/19</text:p>
          </table:table-cell>
          <table:table-cell office:value-type="string" table:style-name="ce11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2">
            <text:p>21/04/19</text:p>
          </table:table-cell>
          <table:table-cell office:value-type="string" table:style-name="ce11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2">
            <text:p>21/04/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2">
            <text:p>19/04/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General improvement of code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0:10 h</text:p>
          </table:table-cell>
          <table:table-cell office:value-type="string" table:style-name="ce14">
            <text:p>0:45 h</text:p>
          </table:table-cell>
          <table:table-cell office:value-type="date" office:date-value="2019-04-10T00:00:00" table:style-name="ce15">
            <text:p>10/04/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Fix Camera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4 h</text:p>
          </table:table-cell>
          <table:table-cell office:value-type="date" office:date-value="2019-04-08T00:00:00" table:style-name="ce11">
            <text:p>08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Making collisions with projectile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4 h</text:p>
          </table:table-cell>
          <table:table-cell office:value-type="date" office:date-value="2019-04-07T00:00:00" table:style-name="ce11">
            <text:p>07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Change module Honda for Sagat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2 h</text:p>
          </table:table-cell>
          <table:table-cell office:value-type="date" office:date-value="2019-04-08T00:00:00" table:style-name="ce11">
            <text:p>08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Add hit type in collider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0:20 h</text:p>
          </table:table-cell>
          <table:table-cell office:value-type="date" office:date-value="2019-04-08T00:00:00" table:style-name="ce11">
            <text:p>08/04/2019</text:p>
          </table:table-cell>
          <table:table-cell office:value-type="string" table:style-name="ce11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4">
            <text:p>Fix hitbox Hadoken Player 2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0:45 h</text:p>
          </table:table-cell>
          <table:table-cell office:value-type="date" office:date-value="2019-04-06T00:00:00" table:style-name="ce11">
            <text:p>06/04/2019</text:p>
          </table:table-cell>
          <table:table-cell office:value-type="string" table:style-name="ce11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Put frames of each movement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5 h</text:p>
          </table:table-cell>
          <table:table-cell office:value-type="string" table:style-name="ce14">
            <text:p>1:30 h</text:p>
          </table:table-cell>
          <table:table-cell office:value-type="date" office:date-value="2019-04-11T00:00:00" table:style-name="ce11">
            <text:p>11/04/2019</text:p>
          </table:table-cell>
          <table:table-cell office:value-type="string" table:style-name="ce11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Fix objects in the front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0:20 h</text:p>
          </table:table-cell>
          <table:table-cell office:value-type="date" office:date-value="2019-04-12T00:00:00" table:style-name="ce11">
            <text:p>12/04/2019</text:p>
          </table:table-cell>
          <table:table-cell office:value-type="string" table:style-name="ce11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Fix collisions with wall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0:20 h</text:p>
          </table:table-cell>
          <table:table-cell office:value-type="string" table:style-name="ce14">
            <text:p>2:30 h</text:p>
          </table:table-cell>
          <table:table-cell office:value-type="date" office:date-value="2019-04-14T00:00:00" table:style-name="ce11">
            <text:p>14/04/2019</text:p>
          </table:table-cell>
          <table:table-cell office:value-type="string" table:style-name="ce11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Module font implemented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0:45 h</text:p>
          </table:table-cell>
          <table:table-cell office:value-type="date" office:date-value="2019-04-15T00:00:00" table:style-name="ce11">
            <text:p>15/04/2019</text:p>
          </table:table-cell>
          <table:table-cell office:value-type="string" table:style-name="ce11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Semi-implementation of the time marker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3 h</text:p>
          </table:table-cell>
          <table:table-cell office:value-type="date" office:date-value="2019-04-15T00:00:00" table:style-name="ce11">
            <text:p>15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Implementation of the UI and Blit of the KO icon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3 h</text:p>
          </table:table-cell>
          <table:table-cell office:value-type="date" office:date-value="2019-04-16T00:00:00" table:style-name="ce11">
            <text:p>16/04/2019</text:p>
          </table:table-cell>
          <table:table-cell office:value-type="string" table:style-name="ce15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12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Recompose the UI spritesheet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4 h</text:p>
          </table:table-cell>
          <table:table-cell office:value-type="date" office:date-value="2019-04-18T00:00:00" table:style-name="ce11">
            <text:p>18/04/2019</text:p>
          </table:table-cell>
          <table:table-cell office:value-type="string" table:style-name="ce11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Life bar implementation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5 h</text:p>
          </table:table-cell>
          <table:table-cell office:value-type="string" table:style-name="ce14">
            <text:p>2 h</text:p>
          </table:table-cell>
          <table:table-cell office:value-type="date" office:date-value="2019-04-19T00:00:00" table:style-name="ce11">
            <text:p>19/04/2019</text:p>
          </table:table-cell>
          <table:table-cell office:value-type="string" table:style-name="ce11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Add animation get up, air reel, win and lose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5 h</text:p>
          </table:table-cell>
          <table:table-cell office:value-type="date" office:date-value="2019-04-27T00:00:00" table:style-name="ce11">
            <text:p>27/04/2019</text:p>
          </table:table-cell>
          <table:table-cell office:value-type="string" table:style-name="ce11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Calibrate the jump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1:30 h</text:p>
          </table:table-cell>
          <table:table-cell office:value-type="date" office:date-value="2019-04-27T00:00:00" table:style-name="ce11">
            <text:p>27/04/2019</text:p>
          </table:table-cell>
          <table:table-cell office:value-type="string" table:style-name="ce11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Implement state machine in Player 2</text:p>
          </table:table-cell>
          <table:table-cell office:value-type="string" table:style-name="ce14">
            <text:p>Ferran, Jose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2:30 h</text:p>
          </table:table-cell>
          <table:table-cell office:value-type="date" office:date-value="2019-04-14T00:00:00" table:style-name="ce11">
            <text:p>14/04/2019</text:p>
          </table:table-cell>
          <table:table-cell office:value-type="string" table:style-name="ce11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Add music to modules</text:p>
          </table:table-cell>
          <table:table-cell office:value-type="string" table:style-name="ce14">
            <text:p>Ferran, Jose, Adriá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3 h</text:p>
          </table:table-cell>
          <table:table-cell office:value-type="date" office:date-value="2019-03-31T00:00:00" table:style-name="ce11">
            <text:p>31/03/2019</text:p>
          </table:table-cell>
          <table:table-cell office:value-type="string" table:style-name="ce11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11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11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11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11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11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15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2">
            <text:p>16/04/19</text:p>
          </table:table-cell>
          <table:table-cell office:value-type="string" table:style-name="ce15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2">
            <text:p>22/04/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2">
            <text:p>26/04/19</text:p>
          </table:table-cell>
          <table:table-cell office:value-type="string" table:style-name="ce11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2">
            <text:p>26/04/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2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2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2">
            <text:p>28/04/19</text:p>
          </table:table-cell>
          <table:table-cell office:value-type="string" table:style-name="ce11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2">
            <text:p>28/04/19</text:p>
          </table:table-cell>
          <table:table-cell office:value-type="string" table:style-name="ce11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2">
            <text:p>28/04/19</text:p>
          </table:table-cell>
          <table:table-cell office:value-type="string" table:style-name="ce12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2">
            <text:p>28/04/19</text:p>
          </table:table-cell>
          <table:table-cell office:value-type="string" table:style-name="ce12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2">
            <text:p>28/04/19</text:p>
          </table:table-cell>
          <table:table-cell office:value-type="string" table:style-name="ce12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2">
            <text:p>28/04/19</text:p>
          </table:table-cell>
          <table:table-cell office:value-type="string" table:style-name="ce12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2">
            <text:p>28/04/19</text:p>
          </table:table-cell>
          <table:table-cell office:value-type="string" table:style-name="ce12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2">
            <text:p>28/04/19</text:p>
          </table:table-cell>
          <table:table-cell office:value-type="string" table:style-name="ce12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Add smart camera</text:p>
          </table:table-cell>
          <table:table-cell office:value-type="string" table:style-name="ce14">
            <text:p>Jose, Adri, 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3 h</text:p>
          </table:table-cell>
          <table:table-cell office:value-type="date" office:date-value="2019-04-18T00:00:00" table:style-name="ce15">
            <text:p>18/04/19</text:p>
          </table:table-cell>
          <table:table-cell office:value-type="string" table:style-name="ce15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Add Module Player 2</text:p>
          </table:table-cell>
          <table:table-cell office:value-type="string" table:style-name="ce14">
            <text:p>Jose, Ferran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1h</text:p>
          </table:table-cell>
          <table:table-cell office:value-type="date" office:date-value="2019-04-04T00:00:00" table:style-name="ce11">
            <text:p>04/04/20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Hitbox hdk</text:p>
          </table:table-cell>
          <table:table-cell office:value-type="string" table:style-name="ce14">
            <text:p>Jose, Ferran</text:p>
          </table:table-cell>
          <table:table-cell office:value-type="string" table:style-name="ce14">
            <text:p>0:30h</text:p>
          </table:table-cell>
          <table:table-cell office:value-type="string" table:style-name="ce14">
            <text:p>0:45 h</text:p>
          </table:table-cell>
          <table:table-cell office:value-type="date" office:date-value="2019-04-07T00:00:00" table:style-name="ce11">
            <text:p>07/04/20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Fight Timer</text:p>
          </table:table-cell>
          <table:table-cell office:value-type="string" table:style-name="ce14">
            <text:p>Jose, Ferran</text:p>
          </table:table-cell>
          <table:table-cell office:value-type="string" table:style-name="ce14">
            <text:p>1h</text:p>
          </table:table-cell>
          <table:table-cell office:value-type="string" table:style-name="ce14">
            <text:p>0:20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2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Make background module for the scroll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5 h</text:p>
          </table:table-cell>
          <table:table-cell office:value-type="date" office:date-value="2019-03-29T00:00:00" table:style-name="ce11">
            <text:p>29/03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Layout final project to do the tasks of Handout 5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1:30 h</text:p>
          </table:table-cell>
          <table:table-cell office:value-type="string" table:style-name="ce14">
            <text:p>2h</text:p>
          </table:table-cell>
          <table:table-cell office:value-type="date" office:date-value="2019-03-31T00:00:00" table:style-name="ce11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Make Welcome Page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1h</text:p>
          </table:table-cell>
          <table:table-cell office:value-type="date" office:date-value="2019-03-31T00:00:00" table:style-name="ce11">
            <text:p>31/03/2019</text:p>
          </table:table-cell>
          <table:table-cell office:value-type="string" table:style-name="ce15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Make End Battle Screen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0:20 h</text:p>
          </table:table-cell>
          <table:table-cell office:value-type="date" office:date-value="2019-03-31T00:00:00" table:style-name="ce11">
            <text:p>31/03/2019</text:p>
          </table:table-cell>
          <table:table-cell office:value-type="string" table:style-name="ce15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Correct commit errors Ferrán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0:45 h</text:p>
          </table:table-cell>
          <table:table-cell office:value-type="date" office:date-value="2019-03-31T00:00:00" table:style-name="ce11">
            <text:p>31/03/2019</text:p>
          </table:table-cell>
          <table:table-cell office:value-type="string" table:style-name="ce11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Make the time of the animations count by frame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1 h</text:p>
          </table:table-cell>
          <table:table-cell office:value-type="date" office:date-value="2019-04-11T00:00:00" table:style-name="ce11">
            <text:p>11/04/2019</text:p>
          </table:table-cell>
          <table:table-cell office:value-type="string" table:style-name="ce11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Add logic to have different hitboxes in each frame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3:00 h</text:p>
          </table:table-cell>
          <table:table-cell office:value-type="string" table:style-name="ce14">
            <text:p>3:30 h</text:p>
          </table:table-cell>
          <table:table-cell office:value-type="date" office:date-value="2019-04-13T00:00:00" table:style-name="ce11">
            <text:p>13/04/2019</text:p>
          </table:table-cell>
          <table:table-cell office:value-type="string" table:style-name="ce11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2">
            <text:p>14/04/19</text:p>
          </table:table-cell>
          <table:table-cell office:value-type="string" table:style-name="ce11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4">
            <text:p>Add logic to add and remove the hitboxes of each frame in the character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2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Move the images of the wiki to the new assets folder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0:30 h</text:p>
          </table:table-cell>
          <table:table-cell office:value-type="date" office:date-value="2019-04-17T00:00:00" table:style-name="ce15">
            <text:p>17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2">
            <text:p>19/04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Add limits to player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0:30 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2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Repair Countdown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2 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Flip CollisionsBox and pivot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1:45h</text:p>
          </table:table-cell>
          <table:table-cell office:value-type="date" office:date-value="2019-04-25T00:00:00" table:style-name="ce15">
            <text:p>25/04/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4">
            <text:p>Add Module Fight and put logic to load the stage, player and interface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4h</text:p>
          </table:table-cell>
          <table:table-cell office:value-type="string" table:style-name="ce14">
            <text:p>5:30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2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4">
            <text:p>Put logic to the UI module so that it works with the fight module and put win and lose condition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4h</text:p>
          </table:table-cell>
          <table:table-cell office:value-type="string" table:style-name="ce14">
            <text:p>6H</text:p>
          </table:table-cell>
          <table:table-cell office:value-type="date" office:date-value="2019-04-27T00:00:00" table:style-name="ce15">
            <text:p>27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Add frames of invulnerability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0:15h</text:p>
          </table:table-cell>
          <table:table-cell office:value-type="date" office:date-value="2019-04-28T00:00:00" table:style-name="ce11">
            <text:p>28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Correct teleportation in the jump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0:20 h</text:p>
          </table:table-cell>
          <table:table-cell office:value-type="string" table:style-name="ce14">
            <text:p>0:10 h</text:p>
          </table:table-cell>
          <table:table-cell office:value-type="date" office:date-value="2019-04-28T00:00:00" table:style-name="ce11">
            <text:p>28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Push player without passing the limit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0:45 h</text:p>
          </table:table-cell>
          <table:table-cell office:value-type="string" table:style-name="ce14">
            <text:p>1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Add audios to the blows of both player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0:2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2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Fix bug different damages for both player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0:15 h</text:p>
          </table:table-cell>
          <table:table-cell office:value-type="string" table:style-name="ce14">
            <text:p>0:15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Fix audio bug in player 2 jump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0:20 h</text:p>
          </table:table-cell>
          <table:table-cell office:value-type="string" table:style-name="ce14">
            <text:p>0:1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4">
            <text:p>Add colliders wall limit of the map and increase the invulnerabilities to 25 frame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1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2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Add reset to animation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0:2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2">
            <text:p>08/05/19</text:p>
          </table:table-cell>
          <table:table-cell office:value-type="string" table:style-name="ce15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HK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1h</text:p>
          </table:table-cell>
          <table:table-cell office:value-type="date" office:date-value="2010-05-17T00:00:00" table:style-name="ce12">
            <text:p>17/05/10</text:p>
          </table:table-cell>
          <table:table-cell office:value-type="string" table:style-name="ce12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Dhalsim Timers (all 6 normals, all 6 cr-normals)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4h</text:p>
          </table:table-cell>
          <table:table-cell office:value-type="date" office:date-value="2019-05-20T00:00:00" table:style-name="ce12">
            <text:p>20/05/19</text:p>
          </table:table-cell>
          <table:table-cell office:value-type="string" table:style-name="ce15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Adjusting almost all remaining Dhalsim Timers</text:p>
          </table:table-cell>
          <table:table-cell office:value-type="string" table:style-name="ce14">
            <text:p>Adrià</text:p>
          </table:table-cell>
          <table:table-cell office:value-type="string" table:style-name="ce14">
            <text:p>4h</text:p>
          </table:table-cell>
          <table:table-cell office:value-type="string" table:style-name="ce14">
            <text:p>4h</text:p>
          </table:table-cell>
          <table:table-cell office:value-type="date" office:date-value="2019-05-20T00:00:00" table:style-name="ce15">
            <text:p>20/05/19</text:p>
          </table:table-cell>
          <table:table-cell office:value-type="string" table:style-name="ce12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Dhalsim pushback decent state</text:p>
          </table:table-cell>
          <table:table-cell office:value-type="string" table:style-name="ce14">
            <text:p>Adrià</text:p>
          </table:table-cell>
          <table:table-cell office:value-type="string" table:style-name="ce14">
            <text:p>2h</text:p>
          </table:table-cell>
          <table:table-cell office:value-type="string" table:style-name="ce16">
            <text:p>4h</text:p>
          </table:table-cell>
          <table:table-cell office:value-type="date" office:date-value="2019-05-22T00:00:00" table:style-name="ce15">
            <text:p>22/05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Font creation + misc</text:p>
          </table:table-cell>
          <table:table-cell office:value-type="string" table:style-name="ce17">
            <text:p>Adrià</text:p>
          </table:table-cell>
          <table:table-cell office:value-type="string" table:style-name="ce17">
            <text:p>3h</text:p>
          </table:table-cell>
          <table:table-cell office:value-type="string" table:style-name="ce17">
            <text:p>4:30h</text:p>
          </table:table-cell>
          <table:table-cell office:value-type="date" office:date-value="2019-05-27T00:00:00" table:style-name="ce18">
            <text:p>27/05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Fonts / Logic / Animation / Misc</text:p>
          </table:table-cell>
          <table:table-cell office:value-type="string" table:style-name="ce17">
            <text:p>Adrià</text:p>
          </table:table-cell>
          <table:table-cell office:value-type="string" table:style-name="ce17">
            <text:p>5h</text:p>
          </table:table-cell>
          <table:table-cell office:value-type="string" table:style-name="ce17">
            <text:p>5h</text:p>
          </table:table-cell>
          <table:table-cell office:value-type="date" office:date-value="2019-05-28T00:00:00" table:style-name="ce18">
            <text:p>28/05/19</text:p>
          </table:table-cell>
          <table:table-cell office:value-type="string" table:style-name="ce12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Ending Fonts / sfx</text:p>
          </table:table-cell>
          <table:table-cell office:value-type="string" table:style-name="ce17">
            <text:p>Adrià</text:p>
          </table:table-cell>
          <table:table-cell office:value-type="string" table:style-name="ce17">
            <text:p>5h</text:p>
          </table:table-cell>
          <table:table-cell office:value-type="string" table:style-name="ce17">
            <text:p>4:30h</text:p>
          </table:table-cell>
          <table:table-cell office:value-type="date" office:date-value="2019-05-29T00:00:00" table:style-name="ce18">
            <text:p>29/05/19</text:p>
          </table:table-cell>
          <table:table-cell office:value-type="string" table:style-name="ce12">
            <text:p>-2:0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Messing with fonts / sfx / endingbattle /startbattle</text:p>
          </table:table-cell>
          <table:table-cell office:value-type="string" table:style-name="ce17">
            <text:p>Adrià</text:p>
          </table:table-cell>
          <table:table-cell office:value-type="string" table:style-name="ce17">
            <text:p>5h</text:p>
          </table:table-cell>
          <table:table-cell office:value-type="string" table:style-name="ce17">
            <text:p>4:30h</text:p>
          </table:table-cell>
          <table:table-cell office:value-type="date" office:date-value="2019-05-30T00:00:00" table:style-name="ce18">
            <text:p>30/05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Dhalsim animation, levitation logic, win pose logic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4h</text:p>
          </table:table-cell>
          <table:table-cell office:value-type="string" table:style-name="ce19">
            <text:p>4:30h</text:p>
          </table:table-cell>
          <table:table-cell office:value-type="date" office:date-value="2019-05-31T00:00:00" table:style-name="ce20">
            <text:p>31/05/19</text:p>
          </table:table-cell>
          <table:table-cell office:value-type="string" table:style-name="ce12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Fixed multiple font issues both in code and in spritesheet</text:p>
          </table:table-cell>
          <table:table-cell office:value-type="string" table:style-name="ce17">
            <text:p>Adrià</text:p>
          </table:table-cell>
          <table:table-cell office:value-type="string" table:style-name="ce17">
            <text:p>4h</text:p>
          </table:table-cell>
          <table:table-cell office:value-type="string" table:style-name="ce17">
            <text:p>4h</text:p>
          </table:table-cell>
          <table:table-cell office:value-type="date" office:date-value="2019-06-01T00:00:00" table:style-name="ce18">
            <text:p>01/06/19</text:p>
          </table:table-cell>
          <table:table-cell office:value-type="string" table:style-name="ce12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Misic stuff (mostly helping and fixing TODO bugs)</text:p>
          </table:table-cell>
          <table:table-cell office:value-type="string" table:style-name="ce17">
            <text:p>Adrià</text:p>
          </table:table-cell>
          <table:table-cell office:value-type="string" table:style-name="ce17">
            <text:p>4:30h</text:p>
          </table:table-cell>
          <table:table-cell office:value-type="string" table:style-name="ce17">
            <text:p>4h</text:p>
          </table:table-cell>
          <table:table-cell office:value-type="date" office:date-value="2019-06-02T00:00:00" table:style-name="ce18">
            <text:p>02/06/19</text:p>
          </table:table-cell>
          <table:table-cell office:value-type="string" table:style-name="ce15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Fixed a couple font issues in debug function</text:p>
          </table:table-cell>
          <table:table-cell office:value-type="string" table:style-name="ce17">
            <text:p>Adrià</text:p>
          </table:table-cell>
          <table:table-cell office:value-type="string" table:style-name="ce17">
            <text:p>1:30h</text:p>
          </table:table-cell>
          <table:table-cell office:value-type="string" table:style-name="ce17">
            <text:p>1:30h</text:p>
          </table:table-cell>
          <table:table-cell office:value-type="date" office:date-value="2019-06-03T00:00:00" table:style-name="ce18">
            <text:p>03/06/19</text:p>
          </table:table-cell>
          <table:table-cell office:value-type="string" table:style-name="ce12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Dhalsim idle and forward animation implemented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0:45 h</text:p>
          </table:table-cell>
          <table:table-cell office:value-type="date" office:date-value="2019-05-07T00:00:00" table:style-name="ce15">
            <text:p>07/05/19</text:p>
          </table:table-cell>
          <table:table-cell office:value-type="string" table:style-name="ce15">
            <text:p>-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2">
            <text:p>08/05/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Dhalsim neutral jump animation implemented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5">
            <text:p>08/05/19</text:p>
          </table:table-cell>
          <table:table-cell table:style-name="ce12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2">
            <text:p>11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Dhalsim victory animation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0:40 h</text:p>
          </table:table-cell>
          <table:table-cell office:value-type="string" table:style-name="ce14">
            <text:p>0:30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1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jumping and jumping lk, lp animation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1:55 h</text:p>
          </table:table-cell>
          <table:table-cell office:value-type="date" office:date-value="2019-05-11T00:00:00" table:style-name="ce12">
            <text:p>11/05/19</text:p>
          </table:table-cell>
          <table:table-cell table:style-name="ce12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Dhalsim close standing and crouching animation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4 h</text:p>
          </table:table-cell>
          <table:table-cell office:value-type="string" table:style-name="ce14">
            <text:p>5 h</text:p>
          </table:table-cell>
          <table:table-cell office:value-type="date" office:date-value="2019-05-20T00:00:00" table:style-name="ce15">
            <text:p>20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/ implementing Dhalsim specials and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7 h</text:p>
          </table:table-cell>
          <table:table-cell office:value-type="string" table:style-name="ce7">
            <text:p>6 h</text:p>
          </table:table-cell>
          <table:table-cell office:value-type="date" office:date-value="2019-05-21T00:00:00" table:style-name="ce12">
            <text:p>21/05/19</text:p>
          </table:table-cell>
          <table:table-cell table:style-name="ce12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Adjust Dhalsim animation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4 h</text:p>
          </table:table-cell>
          <table:table-cell office:value-type="string" table:style-name="ce14">
            <text:p>2:45 h</text:p>
          </table:table-cell>
          <table:table-cell office:value-type="date" office:date-value="2019-05-21T00:00:00" table:style-name="ce15">
            <text:p>21/05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iscelanious Dhalsim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:30 h</text:p>
          </table:table-cell>
          <table:table-cell office:value-type="string" table:style-name="ce7">
            <text:p>2 h</text:p>
          </table:table-cell>
          <table:table-cell office:value-type="date" office:date-value="2019-05-23T00:00:00" table:style-name="ce12">
            <text:p>23/05/19</text:p>
          </table:table-cell>
          <table:table-cell office:value-type="string" table:style-name="ce15">
            <text:p>-0:5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Shadows implementation and ripping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2:50 h</text:p>
          </table:table-cell>
          <table:table-cell office:value-type="date" office:date-value="2019-05-27T00:00:00" table:style-name="ce15">
            <text:p>27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Dhalsim animations timer fix</text:p>
          </table:table-cell>
          <table:table-cell office:value-type="string" table:style-name="ce21">
            <text:p>Ferran</text:p>
          </table:table-cell>
          <table:table-cell office:value-type="string" table:style-name="ce21">
            <text:p>4 h</text:p>
          </table:table-cell>
          <table:table-cell office:value-type="string" table:style-name="ce21">
            <text:p>5 h</text:p>
          </table:table-cell>
          <table:table-cell office:value-type="date" office:date-value="2019-05-29T00:00:00" table:style-name="ce22">
            <text:p>29/05/19</text:p>
          </table:table-cell>
          <table:table-cell office:value-type="string" table:style-name="ce23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Put grab animation in spritesheets</text:p>
          </table:table-cell>
          <table:table-cell office:value-type="string" table:style-name="ce17">
            <text:p>Ferran</text:p>
          </table:table-cell>
          <table:table-cell office:value-type="string" table:style-name="ce17">
            <text:p>1h</text:p>
          </table:table-cell>
          <table:table-cell office:value-type="string" table:style-name="ce17">
            <text:p>0:30 h</text:p>
          </table:table-cell>
          <table:table-cell office:value-type="date" office:date-value="2019-05-28T00:00:00" table:style-name="ce18">
            <text:p>28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Yoga flame reprogramming</text:p>
          </table:table-cell>
          <table:table-cell office:value-type="string" table:style-name="ce17">
            <text:p>Ferran</text:p>
          </table:table-cell>
          <table:table-cell office:value-type="string" table:style-name="ce17">
            <text:p>1 h</text:p>
          </table:table-cell>
          <table:table-cell office:value-type="string" table:style-name="ce17">
            <text:p>2:15 h</text:p>
          </table:table-cell>
          <table:table-cell office:value-type="date" office:date-value="2019-05-31T00:00:00" table:style-name="ce18">
            <text:p>31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Add audio when hitting</text:p>
          </table:table-cell>
          <table:table-cell office:value-type="string" table:style-name="ce17">
            <text:p>Ferran</text:p>
          </table:table-cell>
          <table:table-cell office:value-type="string" table:style-name="ce17">
            <text:p>0:45 h</text:p>
          </table:table-cell>
          <table:table-cell office:value-type="string" table:style-name="ce17">
            <text:p>4 h</text:p>
          </table:table-cell>
          <table:table-cell office:value-type="date" office:date-value="2019-05-30T00:00:00" table:style-name="ce18">
            <text:p>30/05/19</text:p>
          </table:table-cell>
          <table:table-cell office:value-type="string" table:style-name="ce17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Crouching kick movement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30 h</text:p>
          </table:table-cell>
          <table:table-cell office:value-type="string" table:style-name="ce19">
            <text:p>0:50 h</text:p>
          </table:table-cell>
          <table:table-cell office:value-type="date" office:date-value="2019-05-31T00:00:00" table:style-name="ce20">
            <text:p>31/05/19</text:p>
          </table:table-cell>
          <table:table-cell office:value-type="string" table:style-name="ce17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Yoga fire resize</text:p>
          </table:table-cell>
          <table:table-cell office:value-type="string" table:style-name="ce17">
            <text:p>Ferran</text:p>
          </table:table-cell>
          <table:table-cell office:value-type="string" table:style-name="ce17">
            <text:p>0:20 h</text:p>
          </table:table-cell>
          <table:table-cell office:value-type="string" table:style-name="ce17">
            <text:p>0:30 h</text:p>
          </table:table-cell>
          <table:table-cell office:value-type="date" office:date-value="2019-05-31T00:00:00" table:style-name="ce24">
            <text:p>31/05/2019</text:p>
          </table:table-cell>
          <table:table-cell office:value-type="string" table:style-name="ce17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Yoga fire and flame sound added</text:p>
          </table:table-cell>
          <table:table-cell office:value-type="string" table:style-name="ce17">
            <text:p>Ferran</text:p>
          </table:table-cell>
          <table:table-cell office:value-type="string" table:style-name="ce17">
            <text:p>1:30 h</text:p>
          </table:table-cell>
          <table:table-cell office:value-type="string" table:style-name="ce17">
            <text:p>3:20 h</text:p>
          </table:table-cell>
          <table:table-cell office:value-type="date" office:date-value="2019-06-01T00:00:00" table:style-name="ce18">
            <text:p>01/06/19</text:p>
          </table:table-cell>
          <table:table-cell office:value-type="string" table:style-name="ce17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Turning animation added</text:p>
          </table:table-cell>
          <table:table-cell office:value-type="string" table:style-name="ce17">
            <text:p>Ferran</text:p>
          </table:table-cell>
          <table:table-cell office:value-type="string" table:style-name="ce17">
            <text:p>0:40 h</text:p>
          </table:table-cell>
          <table:table-cell office:value-type="string" table:style-name="ce17">
            <text:p>0:50 h</text:p>
          </table:table-cell>
          <table:table-cell office:value-type="date" office:date-value="2019-06-02T00:00:00" table:style-name="ce18">
            <text:p>02/06/19</text:p>
          </table:table-cell>
          <table:table-cell office:value-type="string" table:style-name="ce17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Attacking particles added</text:p>
          </table:table-cell>
          <table:table-cell office:value-type="string" table:style-name="ce17">
            <text:p>Ferran</text:p>
          </table:table-cell>
          <table:table-cell office:value-type="string" table:style-name="ce17">
            <text:p>5 h</text:p>
          </table:table-cell>
          <table:table-cell office:value-type="string" table:style-name="ce17">
            <text:p>13 h</text:p>
          </table:table-cell>
          <table:table-cell office:value-type="date" office:date-value="2019-06-07T00:00:00" table:style-name="ce24">
            <text:p>07/06/2019</text:p>
          </table:table-cell>
          <table:table-cell office:value-type="string" table:style-name="ce17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Burning animation added</text:p>
          </table:table-cell>
          <table:table-cell office:value-type="string" table:style-name="ce17">
            <text:p>Ferran</text:p>
          </table:table-cell>
          <table:table-cell office:value-type="string" table:style-name="ce17">
            <text:p>0:20 h</text:p>
          </table:table-cell>
          <table:table-cell office:value-type="string" table:style-name="ce17">
            <text:p>0:30 h</text:p>
          </table:table-cell>
          <table:table-cell office:value-type="date" office:date-value="2019-06-06T00:00:00" table:style-name="ce24">
            <text:p>06/06/2019</text:p>
          </table:table-cell>
          <table:table-cell office:value-type="string" table:style-name="ce17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7">
            <text:p>Inputs 8 direccion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10 h</text:p>
          </table:table-cell>
          <table:table-cell office:value-type="date" office:date-value="2019-05-16T00:00:00" table:style-name="ce12">
            <text:p>16/05/19</text:p>
          </table:table-cell>
          <table:table-cell office:value-type="string" table:style-name="ce19">
            <text:p>1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4">
            <text:p>Preparar caja estados para golpes medium, fierce y defender de pie</text:p>
          </table:table-cell>
          <table:table-cell office:value-type="string" table:style-name="ce14">
            <text:p>Jose</text:p>
          </table:table-cell>
          <table:table-cell office:value-type="string" table:style-name="ce14">
            <text:p>6h</text:p>
          </table:table-cell>
          <table:table-cell office:value-type="string" table:style-name="ce14">
            <text:p>7h</text:p>
          </table:table-cell>
          <table:table-cell office:value-type="date" office:date-value="2019-05-06T00:00:00" table:style-name="ce15">
            <text:p>06/05/19</text:p>
          </table:table-cell>
          <table:table-cell office:value-type="string" table:style-name="ce19">
            <text:p>+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7">
            <text:p>Arreglar salto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h</text:p>
          </table:table-cell>
          <table:table-cell office:value-type="date" office:date-value="2019-05-22T00:00:00" table:style-name="ce12">
            <text:p>22/05/19</text:p>
          </table:table-cell>
          <table:table-cell office:value-type="string" table:style-name="ce17">
            <text:p>-1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7">
            <text:p>Defending logic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h</text:p>
          </table:table-cell>
          <table:table-cell office:value-type="date" office:date-value="2019-05-23T00:00:00" table:style-name="ce12">
            <text:p>23/05/19</text:p>
          </table:table-cell>
          <table:table-cell office:value-type="string" table:style-name="ce17">
            <text:p>-3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Grabbed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1 h</text:p>
          </table:table-cell>
          <table:table-cell office:value-type="string" table:style-name="ce17">
            <text:p>2h</text:p>
          </table:table-cell>
          <table:table-cell office:value-type="date" office:date-value="2019-05-28T00:00:00" table:style-name="ce18">
            <text:p>28/05/19</text:p>
          </table:table-cell>
          <table:table-cell office:value-type="string" table:style-name="ce19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Add special movements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3 h</text:p>
          </table:table-cell>
          <table:table-cell office:value-type="string" table:style-name="ce19">
            <text:p>4h</text:p>
          </table:table-cell>
          <table:table-cell office:value-type="date" office:date-value="2019-05-30T00:00:00" table:style-name="ce20">
            <text:p>30/05/19</text:p>
          </table:table-cell>
          <table:table-cell office:value-type="time" office:time-value="PT0H30M0S" table:style-name="ce25">
            <text:p>00:30:00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Crouching defending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2h</text:p>
          </table:table-cell>
          <table:table-cell office:value-type="string" table:style-name="ce25">
            <text:p>1:30 h</text:p>
          </table:table-cell>
          <table:table-cell office:value-type="date" office:date-value="2019-04-28T00:00:00" table:style-name="ce20">
            <text:p>28/04/19</text:p>
          </table:table-cell>
          <table:table-cell office:value-type="string" table:style-name="ce19">
            <text:p>-0:2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Cuadrar los combos mejor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0:30 h</text:p>
          </table:table-cell>
          <table:table-cell office:value-type="string" table:style-name="ce19">
            <text:p>0:30h</text:p>
          </table:table-cell>
          <table:table-cell office:value-type="date" office:date-value="2019-05-31T00:00:00" table:style-name="ce20">
            <text:p>31/05/19</text:p>
          </table:table-cell>
          <table:table-cell office:value-type="string" table:style-name="ce19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drill y yoga mummy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1:30 h</text:p>
          </table:table-cell>
          <table:table-cell office:value-type="string" table:style-name="ce19">
            <text:p>1 h</text:p>
          </table:table-cell>
          <table:table-cell office:value-type="date" office:date-value="2019-05-31T00:00:00" table:style-name="ce20">
            <text:p>31/05/19</text:p>
          </table:table-cell>
          <table:table-cell office:value-type="string" table:style-name="ce19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make jumps better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1h</text:p>
          </table:table-cell>
          <table:table-cell office:value-type="date" office:date-value="2019-05-31T00:00:00" table:style-name="ce20">
            <text:p>31/05/19</text:p>
          </table:table-cell>
          <table:table-cell office:value-type="string" table:style-name="ce19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State cage dizzi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1 : 30h</text:p>
          </table:table-cell>
          <table:table-cell office:value-type="date" office:date-value="2019-05-31T00:00:00" table:style-name="ce20">
            <text:p>31/05/19</text:p>
          </table:table-cell>
          <table:table-cell office:value-type="string" table:style-name="ce17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7">
            <text:p>Make Color variation for Dhalsim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3 h</text:p>
          </table:table-cell>
          <table:table-cell office:value-type="date" office:date-value="2019-05-11T00:00:00" table:style-name="ce12">
            <text:p>11/05/19</text:p>
          </table:table-cell>
          <table:table-cell office:value-type="string" table:style-name="ce17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4">
            <text:p>Add pivot to Dhalsim animation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1 h</text:p>
          </table:table-cell>
          <table:table-cell office:value-type="date" office:date-value="2019-05-12T00:00:00" table:style-name="ce15">
            <text:p>12/05/19</text:p>
          </table:table-cell>
          <table:table-cell table:style-name="ce17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7">
            <text:p>Move on Border Character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3:30 h</text:p>
          </table:table-cell>
          <table:table-cell office:value-type="date" office:date-value="2019-05-19T00:00:00" table:style-name="ce12">
            <text:p>19/05/19</text:p>
          </table:table-cell>
          <table:table-cell office:value-type="string" table:style-name="ce17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4">
            <text:p>Make new spritesheet for Character Selection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4 h</text:p>
          </table:table-cell>
          <table:table-cell office:value-type="date" office:date-value="2019-05-30T00:00:00" table:style-name="ce15">
            <text:p>30/05/19</text:p>
          </table:table-cell>
          <table:table-cell office:value-type="string" table:style-name="ce17">
            <text:p>-2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4">
            <text:p>VS Screen and logic for End game screen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4 h</text:p>
          </table:table-cell>
          <table:table-cell office:value-type="string" table:style-name="ce14">
            <text:p>4 h</text:p>
          </table:table-cell>
          <table:table-cell office:value-type="date" office:date-value="2019-05-29T00:00:00" table:style-name="ce15">
            <text:p>29/05/19</text:p>
          </table:table-cell>
          <table:table-cell office:value-type="string" table:style-name="ce17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4">
            <text:p>Intro Screen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4 h</text:p>
          </table:table-cell>
          <table:table-cell office:value-type="date" office:date-value="2019-05-28T00:00:00" table:style-name="ce15">
            <text:p>28/05/19</text:p>
          </table:table-cell>
          <table:table-cell office:value-type="string" table:style-name="ce17">
            <text:p>- 8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4">
            <text:p>Esthetic of character selection and vs and end game screen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4 h</text:p>
          </table:table-cell>
          <table:table-cell office:value-type="string" table:style-name="ce14">
            <text:p>6 h</text:p>
          </table:table-cell>
          <table:table-cell office:value-type="date" office:date-value="2019-05-30T00:00:00" table:style-name="ce15">
            <text:p>30/05/19</text:p>
          </table:table-cell>
          <table:table-cell office:value-type="string" table:style-name="ce17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Add Logic to character selection screen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3 h</text:p>
          </table:table-cell>
          <table:table-cell office:value-type="string" table:style-name="ce17">
            <text:p>1:40h</text:p>
          </table:table-cell>
          <table:table-cell office:value-type="date" office:date-value="2019-06-01T00:00:00" table:style-name="ce18">
            <text:p>01/06/19</text:p>
          </table:table-cell>
          <table:table-cell table:style-name="ce17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New Spritesheet for UI and update the current elements of UI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3 h</text:p>
          </table:table-cell>
          <table:table-cell office:value-type="string" table:style-name="ce17">
            <text:p>4 h</text:p>
          </table:table-cell>
          <table:table-cell office:value-type="date" office:date-value="2019-06-01T00:00:00" table:style-name="ce18">
            <text:p>01/06/19</text:p>
          </table:table-cell>
          <table:table-cell office:value-type="string" table:style-name="ce17">
            <text:p>-0:1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Add Puntuation for both players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1h</text:p>
          </table:table-cell>
          <table:table-cell office:value-type="string" table:style-name="ce17">
            <text:p>1h</text:p>
          </table:table-cell>
          <table:table-cell office:value-type="date" office:date-value="2019-06-02T00:00:00" table:style-name="ce18">
            <text:p>02/06/19</text:p>
          </table:table-cell>
          <table:table-cell office:value-type="string" table:style-name="ce17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Post Fight UI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3 h</text:p>
          </table:table-cell>
          <table:table-cell office:value-type="string" table:style-name="ce17">
            <text:p>4 h</text:p>
          </table:table-cell>
          <table:table-cell office:value-type="date" office:date-value="2019-06-02T00:00:00" table:style-name="ce18">
            <text:p>02/06/19</text:p>
          </table:table-cell>
          <table:table-cell office:value-type="string" table:style-name="ce17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Create Web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0:30 h</text:p>
          </table:table-cell>
          <table:table-cell office:value-type="string" table:style-name="ce17">
            <text:p>1 h</text:p>
          </table:table-cell>
          <table:table-cell office:value-type="date" office:date-value="2019-06-03T00:00:00" table:style-name="ce18">
            <text:p>03/06/19</text:p>
          </table:table-cell>
          <table:table-cell office:value-type="string" table:style-name="ce17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Add read inputs from keyboard and gamepads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2 h</text:p>
          </table:table-cell>
          <table:table-cell office:value-type="string" table:style-name="ce17">
            <text:p>1 : 30h</text:p>
          </table:table-cell>
          <table:table-cell office:value-type="date" office:date-value="2019-06-03T00:00:00" table:style-name="ce18">
            <text:p>03/06/19</text:p>
          </table:table-cell>
          <table:table-cell office:value-type="string" table:style-name="ce17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Add Camera shaking and slowdown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3 h</text:p>
          </table:table-cell>
          <table:table-cell office:value-type="string" table:style-name="ce17">
            <text:p>3 h</text:p>
          </table:table-cell>
          <table:table-cell office:value-type="date" office:date-value="2019-06-04T00:00:00" table:style-name="ce18">
            <text:p>04/06/19</text:p>
          </table:table-cell>
          <table:table-cell office:value-type="string" table:style-name="ce17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Add Don't defend low attacks if dont defend in crouching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1 h</text:p>
          </table:table-cell>
          <table:table-cell office:value-type="string" table:style-name="ce17">
            <text:p>1 : 30h</text:p>
          </table:table-cell>
          <table:table-cell office:value-type="date" office:date-value="2019-06-06T00:00:00" table:style-name="ce18">
            <text:p>06/06/19</text:p>
          </table:table-cell>
          <table:table-cell office:value-type="string" table:style-name="ce17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Clean memory leaks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2 h</text:p>
          </table:table-cell>
          <table:table-cell office:value-type="string" table:style-name="ce17">
            <text:p>2 h</text:p>
          </table:table-cell>
          <table:table-cell office:value-type="date" office:date-value="2019-06-07T00:00:00" table:style-name="ce18">
            <text:p>07/06/19</text:p>
          </table:table-cell>
          <table:table-cell office:value-type="string" table:style-name="ce17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Created Build 0.9.1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0:30 h</text:p>
          </table:table-cell>
          <table:table-cell office:value-type="string" table:style-name="ce17">
            <text:p>0:20 h</text:p>
          </table:table-cell>
          <table:table-cell office:value-type="date" office:date-value="2019-06-07T00:00:00" table:style-name="ce18">
            <text:p>07/06/19</text:p>
          </table:table-cell>
          <table:table-cell office:value-type="string" table:style-name="ce17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Fix Dhalsim particles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2 h</text:p>
          </table:table-cell>
          <table:table-cell office:value-type="string" table:style-name="ce17">
            <text:p>2 h</text:p>
          </table:table-cell>
          <table:table-cell office:value-type="date" office:date-value="2019-06-07T00:00:00" table:style-name="ce18">
            <text:p>07/06/19</text:p>
          </table:table-cell>
          <table:table-cell office:value-type="string" table:style-name="ce17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Add Opening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4 h</text:p>
          </table:table-cell>
          <table:table-cell office:value-type="string" table:style-name="ce17">
            <text:p>5 h</text:p>
          </table:table-cell>
          <table:table-cell office:value-type="date" office:date-value="2019-06-08T00:00:00" table:style-name="ce18">
            <text:p>08/06/19</text:p>
          </table:table-cell>
          <table:table-cell office:value-type="string" table:style-name="ce17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Add Draw in fights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3 h</text:p>
          </table:table-cell>
          <table:table-cell office:value-type="string" table:style-name="ce17">
            <text:p>5 h</text:p>
          </table:table-cell>
          <table:table-cell office:value-type="date" office:date-value="2019-06-08T00:00:00" table:style-name="ce18">
            <text:p>08/06/19</text:p>
          </table:table-cell>
          <table:table-cell office:value-type="string" table:style-name="ce17">
            <text:p>2 h</text:p>
          </table:table-cell>
          <table:table-cell table:number-columns-repeated="2" table:style-name="ce3"/>
          <table:table-cell table:number-columns-repeated="16376"/>
        </table:table-row>
        <table:table-row table:number-rows-repeated="4" table:style-name="ro1">
          <table:table-cell table:number-columns-repeated="6" table:style-name="ce17"/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7">
            <text:p>Multiple animation adjustment (sprite, logic, state implementation) / Win logic adjustment</text:p>
          </table:table-cell>
          <table:table-cell office:value-type="string" table:style-name="ce17">
            <text:p>Adria</text:p>
          </table:table-cell>
          <table:table-cell office:value-type="string" table:style-name="ce17">
            <text:p>4h</text:p>
          </table:table-cell>
          <table:table-cell office:value-type="string" table:style-name="ce17">
            <text:p>4h</text:p>
          </table:table-cell>
          <table:table-cell office:value-type="date" office:date-value="2019-06-04T00:00:00" table:style-name="ce18">
            <text:p>04/06/19</text:p>
          </table:table-cell>
          <table:table-cell table:style-name="ce17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Debug capabilities / bool dizzi gestor / sfx spritesheet gestion</text:p>
          </table:table-cell>
          <table:table-cell office:value-type="string" table:style-name="ce17">
            <text:p>Adria</text:p>
          </table:table-cell>
          <table:table-cell office:value-type="string" table:style-name="ce17">
            <text:p>5h</text:p>
          </table:table-cell>
          <table:table-cell office:value-type="string" table:style-name="ce17">
            <text:p>4h</text:p>
          </table:table-cell>
          <table:table-cell office:value-type="date" office:date-value="2019-06-05T00:00:00" table:style-name="ce18">
            <text:p>05/06/19</text:p>
          </table:table-cell>
          <table:table-cell office:value-type="string" table:style-name="ce17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table:number-columns-repeated="4" table:style-name="ce17"/>
          <table:table-cell table:style-name="ce18"/>
          <table:table-cell table:style-name="ce17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Sweep implementation /pushback logic / hitstop logic</text:p>
          </table:table-cell>
          <table:table-cell office:value-type="string" table:style-name="ce17">
            <text:p>Adria</text:p>
          </table:table-cell>
          <table:table-cell office:value-type="string" table:style-name="ce17">
            <text:p>5h</text:p>
          </table:table-cell>
          <table:table-cell office:value-type="string" table:style-name="ce17">
            <text:p>4h</text:p>
          </table:table-cell>
          <table:table-cell office:value-type="date" office:date-value="2019-06-07T00:00:00" table:style-name="ce18">
            <text:p>07/06/19</text:p>
          </table:table-cell>
          <table:table-cell office:value-type="string" table:style-name="ce17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Bug fixing / playtesting</text:p>
          </table:table-cell>
          <table:table-cell office:value-type="string" table:style-name="ce17">
            <text:p>Adria</text:p>
          </table:table-cell>
          <table:table-cell office:value-type="string" table:style-name="ce17">
            <text:p>7h</text:p>
          </table:table-cell>
          <table:table-cell office:value-type="string" table:style-name="ce17">
            <text:p>7h</text:p>
          </table:table-cell>
          <table:table-cell office:value-type="date" office:date-value="2019-06-08T00:00:00" table:style-name="ce18">
            <text:p>08/06/19</text:p>
          </table:table-cell>
          <table:table-cell table:style-name="ce17"/>
          <table:table-cell table:number-columns-repeated="2" table:style-name="ce3"/>
          <table:table-cell table:number-columns-repeated="16376"/>
        </table:table-row>
        <table:table-row table:number-rows-repeated="38" table:style-name="ro1">
          <table:table-cell table:number-columns-repeated="6" table:style-name="ce17"/>
          <table:table-cell table:number-columns-repeated="2" table:style-name="ce3"/>
          <table:table-cell table:number-columns-repeated="16376"/>
        </table:table-row>
        <table:table-row table:number-rows-repeated="6" table:style-name="ro2">
          <table:table-cell table:number-columns-repeated="6" table:style-name="ce17"/>
          <table:table-cell table:number-columns-repeated="1018" table:style-name="ce4"/>
          <table:table-cell table:number-columns-repeated="15360"/>
        </table:table-row>
        <table:table-row table:number-rows-repeated="34" table:style-name="ro2">
          <table:table-cell table:number-columns-repeated="6" table:style-name="ce17"/>
          <table:table-cell table:number-columns-repeated="16378"/>
        </table:table-row>
        <table:table-row table:number-rows-repeated="1048334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1"/>
          </table:sort>
        </table:database-range>
        <table:database-range table:target-range-address="Hoja1.A91:Hoja1.E155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date-style style:name="N38">
      <number:day number:style="long"/>
      <number:text>/</number:text>
      <number:month number:style="long"/>
      <number:text>/</number:text>
      <number:year/>
    </number:date-style>
    <number:currency-style style:name="N39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9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9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6-09T09:43:41Z</dc:date>
    <meta:editing-cycles>80</meta:editing-cycles>
    <meta:editing-duration>PT30642S</meta:editing-duration>
  </office:meta>
</office:document-meta>
</file>